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1aca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" style:family="graphic" style:parent-style-name="standard">
      <style:graphic-properties draw:stroke="none" draw:fill-color="#81aca6" dr3d:vertical-segments="16" dr3d:close-front="true" dr3d:close-back="true"/>
    </style:style>
    <style:style style:name="gr3" style:family="graphic" style:parent-style-name="standard">
      <style:graphic-properties draw:stroke="none" svg:stroke-color="#000000" draw:fill="none" draw:fill-color="#ffffff" fo:min-height="1.6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4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8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7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35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89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 draw:fill-color="#ffffff"/>
      <style:paragraph-properties fo:margin-top="0cm" fo:margin-bottom="0cm" style:writing-mode="lr-tb"/>
      <style:text-properties style:font-name="Calibri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margin-top="0cm" fo:margin-bottom="0cm" fo:text-align="center"/>
    </style:style>
    <style:style style:name="P6" style:family="paragraph">
      <loext:graphic-properties draw:fill="none" draw:fill-color="#ffffff"/>
      <style:paragraph-properties fo:margin-top="0cm" fo:margin-bottom="0cm" fo:text-align="center" style:writing-mode="lr-tb"/>
      <style:text-properties style:font-name="Calibri"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 draw:fill-color="#ffffff"/>
      <style:paragraph-properties fo:margin-top="0cm" fo:margin-bottom="0cm" fo:text-align="start" style:writing-mode="lr-tb"/>
      <style:text-properties style:font-name="Calibri" fo:font-size="18pt" fo:language="zxx" fo:country="none" style:font-size-asian="18pt" style:language-asian="zxx" style:country-asian="none" style:font-size-complex="18pt" style:language-complex="zxx" style:country-complex="none"/>
    </style:style>
    <style:style style:name="T1" style:family="text">
      <style:text-properties style:font-name="Calibri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style:font-name="Calibri" fo:font-size="18pt" fo:language="zxx" fo:country="none" style:font-size-asian="18pt" style:language-asian="zxx" style:country-asian="none" style:font-size-complex="18pt" style:language-complex="zxx" style:country-complex="none"/>
    </style:style>
    <style:style style:name="T3" style:family="text">
      <style:text-properties style:font-name="Calibri" fo:font-size="9pt" fo:language="zxx" fo:country="none" style:font-size-asian="9pt" style:language-asian="zxx" style:country-asian="none" style:font-size-complex="9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1.318cm" svg:height="1.5cm" svg:x="2.25cm" svg:y="5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frame draw:style-name="gr3" draw:text-style-name="P2" draw:layer="layout" svg:width="3.432cm" svg:height="1.926cm" svg:x="3.568cm" svg:y="5.324cm">
          <draw:text-box>
            <text:p text:style-name="P1"><text:span text:style-name="T1">C:\Code</text:span></text:p>
            <text:p text:style-name="P1"><text:span text:style-name="T1">C:\Documents</text:span></text:p>
          </draw:text-box>
        </draw:frame>
        <dr3d:scene draw:style-name="gr1" svg:width="1.318cm" svg:height="1.5cm" svg:x="2.25cm" svg:y="7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frame draw:style-name="gr4" draw:text-style-name="P2" draw:layer="layout" svg:width="3.294cm" svg:height="2cm" svg:x="3.568cm" svg:y="7.25cm">
          <draw:text-box>
            <text:p text:style-name="P1"><text:span text:style-name="T1"><text:a xlink:href="file:///D:/Photos" xlink:type="simple">D:\Photos</text:a></text:span></text:p>
            <text:p text:style-name="P3"><text:span text:style-name="T1">D:\Videos</text:span></text:p>
          </draw:text-box>
        </draw:frame>
        <dr3d:scene draw:style-name="gr1" svg:width="3cm" svg:height="3cm" svg:x="8.362cm" svg:y="5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line draw:style-name="gr5" draw:text-style-name="P4" draw:layer="layout" svg:x1="7cm" svg:y1="6cm" svg:x2="8.25cm" svg:y2="6cm">
          <text:p/>
        </draw:line>
        <draw:frame draw:style-name="gr4" draw:text-style-name="P6" draw:layer="layout" svg:width="4.044cm" svg:height="2cm" svg:x="2.25cm" svg:y="3cm">
          <draw:text-box>
            <text:p text:style-name="P5"><text:span text:style-name="T2">Source Directories</text:span></text:p>
          </draw:text-box>
        </draw:frame>
        <draw:frame draw:style-name="gr6" draw:text-style-name="P6" draw:layer="layout" svg:width="4.294cm" svg:height="2.668cm" svg:x="7.706cm" svg:y="3cm">
          <draw:text-box>
            <text:p text:style-name="P5"><text:span text:style-name="T2">Primary Archive Directory</text:span></text:p>
          </draw:text-box>
        </draw:frame>
        <dr3d:scene draw:style-name="gr1" svg:width="1.318cm" svg:height="1.5cm" svg:x="14.182cm" svg:y="5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3d:scene draw:style-name="gr1" svg:width="1.318cm" svg:height="1.5cm" svg:x="14.182cm" svg:y="9.7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3d:scene draw:style-name="gr1" svg:width="1.318cm" svg:height="1.5cm" svg:x="14.182cm" svg:y="7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frame draw:style-name="gr4" draw:text-style-name="P6" draw:layer="layout" svg:width="4.75cm" svg:height="2cm" svg:x="13.5cm" svg:y="3cm">
          <draw:text-box>
            <text:p text:style-name="P5"><text:span text:style-name="T2">Archive Directories</text:span></text:p>
          </draw:text-box>
        </draw:frame>
        <draw:line draw:style-name="gr5" draw:text-style-name="P4" draw:layer="layout" svg:x1="11.5cm" svg:y1="6cm" svg:x2="13.75cm" svg:y2="6cm">
          <text:p/>
        </draw:line>
        <draw:line draw:style-name="gr5" draw:text-style-name="P4" draw:layer="layout" svg:x1="11.5cm" svg:y1="7cm" svg:x2="13.75cm" svg:y2="7.5cm">
          <text:p/>
        </draw:line>
        <draw:line draw:style-name="gr5" draw:text-style-name="P4" draw:layer="layout" svg:x1="11.5cm" svg:y1="8cm" svg:x2="13.75cm" svg:y2="9.5cm">
          <text:p/>
        </draw:line>
        <draw:frame draw:style-name="gr7" draw:text-style-name="P2" draw:layer="layout" svg:width="3.432cm" svg:height="4.105cm" svg:x="8.5cm" svg:y="8.5cm">
          <draw:text-box>
            <text:p text:style-name="P1"><text:span text:style-name="T1"><text:a xlink:href="file:///M:/Archive" xlink:type="simple">M:\Archive</text:a></text:span></text:p>
            <text:p text:style-name="P1"><text:span text:style-name="T3">Code-0001.zip</text:span></text:p>
            <text:p text:style-name="P3"><text:span text:style-name="T3">Code-0002.zip</text:span></text:p>
            <text:p text:style-name="P1"><text:span text:style-name="T3">Documents.zip</text:span></text:p>
            <text:p text:style-name="P1"><text:span text:style-name="T3">Photos.zip</text:span></text:p>
            <text:p text:style-name="P1"><text:span text:style-name="T3">Videos.zip</text:span></text:p>
            <text:p text:style-name="P1"><text:span text:style-name="T3">Movies.zip</text:span></text:p>
            <text:p text:style-name="P1"><text:span text:style-name="T3">Whatever-0001.zip</text:span></text:p>
            <text:p text:style-name="P3"><text:span text:style-name="T3">Whatever-0002.zip</text:span></text:p>
            <text:p text:style-name="P3"><text:span text:style-name="T3">Whatever-0003.zip</text:span></text:p>
            <text:p text:style-name="P1"><text:span text:style-name="T1"/></text:p>
          </draw:text-box>
        </draw:frame>
        <draw:frame draw:style-name="gr8" draw:text-style-name="P2" draw:layer="layout" svg:width="3.432cm" svg:height="1.951cm" svg:x="15.568cm" svg:y="5cm">
          <draw:text-box>
            <text:p text:style-name="P1"><text:span text:style-name="T1">S:\SomeFiles</text:span></text:p>
            <text:p text:style-name="P1"><text:span text:style-name="T3">Code-0001.zip</text:span></text:p>
            <text:p text:style-name="P1"><text:span text:style-name="T3">Code-0002.zip</text:span></text:p>
            <text:p text:style-name="P1"><text:span text:style-name="T3">Documents.zip</text:span></text:p>
          </draw:text-box>
        </draw:frame>
        <draw:frame draw:style-name="gr9" draw:text-style-name="P2" draw:layer="layout" svg:width="3.432cm" svg:height="2.75cm" svg:x="15.568cm" svg:y="7cm">
          <draw:text-box>
            <text:p text:style-name="P1"><text:span text:style-name="T1">X:\LatestFiles</text:span></text:p>
            <text:p text:style-name="P3"><text:span text:style-name="T3">Code-0002.zip</text:span></text:p>
            <text:p text:style-name="P3"><text:span text:style-name="T3">Documents.zip</text:span></text:p>
            <text:p text:style-name="P3"><text:span text:style-name="T3">Photos.zip</text:span></text:p>
            <text:p text:style-name="P3"><text:span text:style-name="T3">Videos.zip</text:span></text:p>
            <text:p text:style-name="P3"><text:span text:style-name="T3">Movies.zip</text:span></text:p>
            <text:p text:style-name="P3"><text:span text:style-name="T3">Whatever-0003.zip</text:span></text:p>
          </draw:text-box>
        </draw:frame>
        <draw:frame draw:style-name="gr10" draw:text-style-name="P2" draw:layer="layout" svg:width="4.182cm" svg:height="3.609cm" svg:x="15.568cm" svg:y="9.75cm">
          <draw:text-box>
            <text:p text:style-name="P1"><text:span text:style-name="T1"><text:a xlink:href="file:///Z:/Everything" xlink:type="simple">Z:\Everything</text:a></text:span></text:p>
            <text:p text:style-name="P3"><text:span text:style-name="T3">Code-0001.zip</text:span></text:p>
            <text:p text:style-name="P3"><text:span text:style-name="T3">Code-0002.zip</text:span></text:p>
            <text:p text:style-name="P3"><text:span text:style-name="T3">Documents.zip</text:span></text:p>
            <text:p text:style-name="P3"><text:span text:style-name="T3">Photos.zip</text:span></text:p>
            <text:p text:style-name="P3"><text:span text:style-name="T3">Videos.zip</text:span></text:p>
            <text:p text:style-name="P3"><text:span text:style-name="T3">Movies.zip</text:span></text:p>
            <text:p text:style-name="P3"><text:span text:style-name="T3">Whatever-0001.zip</text:span></text:p>
            <text:p text:style-name="P3"><text:span text:style-name="T3">Whatever-0002.zip</text:span></text:p>
            <text:p text:style-name="P3"><text:span text:style-name="T3">Whatever-0003.zip</text:span></text:p>
          </draw:text-box>
        </draw:frame>
        <dr3d:scene draw:style-name="gr1" svg:width="1.318cm" svg:height="1.5cm" svg:x="2.25cm" svg:y="9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line draw:style-name="gr5" draw:text-style-name="P4" draw:layer="layout" svg:x1="6.25cm" svg:y1="9.75cm" svg:x2="8.25cm" svg:y2="8cm">
          <text:p/>
        </draw:line>
        <dr3d:scene draw:style-name="gr1" svg:width="1.318cm" svg:height="1.5cm" svg:x="2.25cm" svg:y="7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line draw:style-name="gr5" draw:text-style-name="P4" draw:layer="layout" svg:x1="6.25cm" svg:y1="7.75cm" svg:x2="8.25cm" svg:y2="7cm">
          <text:p/>
        </draw:line>
        <draw:frame draw:style-name="gr3" draw:text-style-name="P2" draw:layer="layout" svg:width="3.294cm" svg:height="1.926cm" svg:x="3.568cm" svg:y="9.324cm">
          <draw:text-box>
            <text:p text:style-name="P1"><text:span text:style-name="T1">E:\Movies</text:span></text:p>
            <text:p text:style-name="P1"><text:span text:style-name="T1">E:\Whatever</text:span></text:p>
          </draw:text-box>
        </draw:frame>
        <dr3d:scene draw:style-name="gr1" svg:width="1.318cm" svg:height="1.5cm" svg:x="2.25cm" svg:y="12.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frame draw:style-name="gr11" draw:text-style-name="P8" draw:layer="layout" svg:width="6.5cm" svg:height="0.89cm" svg:x="2.25cm" svg:y="11.61cm">
          <draw:text-box>
            <text:p text:style-name="P7"><text:span text:style-name="T2">Secure Directories</text:span></text:p>
          </draw:text-box>
        </draw:frame>
        <draw:frame draw:style-name="gr12" draw:text-style-name="P2" draw:layer="layout" svg:width="6.932cm" svg:height="1.739cm" svg:x="3.568cm" svg:y="12.5cm">
          <draw:text-box>
            <text:p text:style-name="P1"><text:span text:style-name="T1">C:\Documents\Secret</text:span></text:p>
            <text:p text:style-name="P1"><text:span text:style-name="T1">D:\Photos\DeeplyPersonal</text:span></text:p>
            <text:p text:style-name="P3"><text:span text:style-name="T1">E:\Whatever\Credential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6T00:09:02.180000000</meta:creation-date>
    <dc:date>2021-08-16T10:13:47.336000000</dc:date>
    <meta:editing-duration>PT33M23S</meta:editing-duration>
    <meta:editing-cycles>9</meta:editing-cycles>
    <meta:generator>LibreOffice/7.1.4.2$Windows_X86_64 LibreOffice_project/a529a4fab45b75fefc5b6226684193eb000654f6</meta:generator>
    <meta:document-statistic meta:object-count="36"/>
  </office:meta>
</office:document-meta>
</file>